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54.91mm"/>
    </style:style>
    <style:style style:name="co3" style:family="table-column">
      <style:table-column-properties fo:break-before="auto" style:column-width="88.86mm"/>
    </style:style>
    <style:style style:name="co4" style:family="table-column">
      <style:table-column-properties fo:break-before="auto" style:column-width="84.95mm"/>
    </style:style>
    <style:style style:name="co5" style:family="table-column">
      <style:table-column-properties fo:break-before="auto" style:column-width="36.09mm"/>
    </style:style>
    <style:style style:name="co6" style:family="table-column">
      <style:table-column-properties fo:break-before="auto" style:column-width="41.95mm"/>
    </style:style>
    <style:style style:name="co7" style:family="table-column">
      <style:table-column-properties fo:break-before="auto" style:column-width="34.1mm"/>
    </style:style>
    <style:style style:name="co8" style:family="table-column">
      <style:table-column-properties fo:break-before="auto" style:column-width="48.21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49.23mm"/>
    </style:style>
    <style:style style:name="co11" style:family="table-column">
      <style:table-column-properties fo:break-before="auto" style:column-width="29.83mm"/>
    </style:style>
    <style:style style:name="co12" style:family="table-column">
      <style:table-column-properties fo:break-before="auto" style:column-width="93.31mm"/>
    </style:style>
    <style:style style:name="co13" style:family="table-column">
      <style:table-column-properties fo:break-before="auto" style:column-width="142.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00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7f00ff"/>
    </style:style>
    <style:style style:name="ce3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7f00ff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siAnalysisOneFou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6" office:value-type="string" calcext:value-type="string">
            <text:p>Source API Name </text:p>
          </table:table-cell>
          <table:table-cell table:style-name="ce6" office:value-type="string" calcext:value-type="string">
            <text:p>API Source Method Name</text:p>
          </table:table-cell>
          <table:table-cell table:style-name="ce6" office:value-type="string" calcext:value-type="string">
            <text:p><text:s/>Line in Source Code </text:p>
          </table:table-cell>
          <table:table-cell table:style-name="ce6" office:value-type="string" calcext:value-type="string">
            <text:p><text:s/>Line in Jimple Code in Class </text:p>
          </table:table-cell>
          <table:table-cell table:style-name="ce6" office:value-type="string" calcext:value-type="string">
            <text:p><text:s/>Line in Jimple Code in Method </text:p>
          </table:table-cell>
          <table:table-cell table:style-name="ce6" office:value-type="string" calcext:value-type="string">
            <text:p><text:s/>Surrounding Method </text:p>
          </table:table-cell>
          <table:table-cell table:style-name="ce6" office:value-type="string" calcext:value-type="string">
            <text:p><text:s/>Containing Class </text:p>
          </table:table-cell>
          <table:table-cell table:style-name="ce6" office:value-type="string" calcext:value-type="string">
            <text:p><text:s/>Sink API Name </text:p>
          </table:table-cell>
          <table:table-cell table:style-name="ce6" office:value-type="string" calcext:value-type="string">
            <text:p>API Sink Method Name</text:p>
          </table:table-cell>
          <table:table-cell table:style-name="ce6" office:value-type="string" calcext:value-type="string">
            <text:p><text:s/>Line in Source Code </text:p>
          </table:table-cell>
          <table:table-cell table:style-name="ce6" office:value-type="string" calcext:value-type="string">
            <text:p><text:s/>Line in Jimple Code in Class </text:p>
          </table:table-cell>
          <table:table-cell table:style-name="ce6" office:value-type="string" calcext:value-type="string">
            <text:p><text:s/>Line in Jimple Code in Method </text:p>
          </table:table-cell>
          <table:table-cell table:style-name="ce6" office:value-type="string" calcext:value-type="string">
            <text:p><text:s/>Surrounding Method </text:p>
          </table:table-cell>
          <table:table-cell table:style-name="ce6" office:value-type="string" calcext:value-type="string">
            <text:p><text:s/>Containing Class </text:p>
          </table:table-cell>
          <table:table-cell table:style-name="ce6" office:value-type="string" calcext:value-type="string">
            <text:p>Verification of Flow</text:p>
          </table:table-cell>
          <table:table-cell table:style-name="ce6" table:number-columns-repeated="1005"/>
          <table:table-cell table:number-columns-repeated="4"/>
        </table:table-row>
        <table:table-row table:style-name="ro1">
          <table:table-cell table:style-name="ce7" office:value-type="string" calcext:value-type="string">
            <text:p>Correct in First Execution</text:p>
          </table:table-cell>
          <table:table-cell table:style-name="ce13" office:value-type="string" calcext:value-type="string">
            <text:p>Wrong in First Execution</text:p>
          </table:table-cell>
          <table:table-cell table:style-name="ce14" office:value-type="string" calcext:value-type="string">
            <text:p>New and Correct Compared to First Execution</text:p>
          </table:table-cell>
          <table:table-cell table:style-name="ce15" office:value-type="string" calcext:value-type="string">
            <text:p>New and Wrong Compared to First Execution</text:p>
          </table:table-cell>
          <table:table-cell table:style-name="ce6" table:number-columns-repeated="1016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co.thefabulous.app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va.lang.String b(android.database.sqlite.SQLiteDatabase,java.lang.String)</text:p>
          </table:table-cell>
          <table:table-cell table:style-name="ce1" office:value-type="string" calcext:value-type="string">
            <text:p>com.apptimize.fl</text:p>
          </table:table-cell>
          <table:table-cell table:style-name="ce1" office:value-type="string" calcext:value-type="string">
            <text:p>&lt;android.util.Log: int w(java.lang.String,java.lang.String)&gt;</text:p>
          </table:table-cell>
          <table:table-cell table:style-name="ce1" office:value-type="string" calcext:value-type="string">
            <text:p>int w(java.lang.String,java.lang.String)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oid a(com.apptimize.ApptimizeOptions$LogLevel,boolean,boolean,java.lang.String,java.lang.String)</text:p>
          </table:table-cell>
          <table:table-cell table:style-name="ce1" office:value-type="string" calcext:value-type="string">
            <text:p>com.apptimize.c2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adidas.micoach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number-columns-repeated="2" table:style-name="ce1" office:value-type="float" office:value="258" calcext:value-type="float">
            <text:p>2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void a(java.io.OutputStream)</text:p>
          </table:table-cell>
          <table:table-cell table:style-name="ce1" office:value-type="string" calcext:value-type="string">
            <text:p>crittercism.android.b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java.lang.ProcessBuilder command(java.lang.String[])&gt;</text:p>
          </table:table-cell>
          <table:table-cell table:style-name="ce1" office:value-type="string" calcext:value-type="string">
            <text:p>java.lang.ProcessBuilder command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void &lt;init&gt;(java.lang.String[])&gt;</text:p>
          </table:table-cell>
          <table:table-cell table:style-name="ce1" office:value-type="string" calcext:value-type="string">
            <text:p>void &lt;init&gt;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net.URL: void &lt;init&gt;(java.lang.String)&gt;</text:p>
          </table:table-cell>
          <table:table-cell table:style-name="ce1" office:value-type="string" calcext:value-type="string">
            <text:p>void &lt;init&gt;(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net.URL a()</text:p>
          </table:table-cell>
          <table:table-cell table:style-name="ce1" office:value-type="string" calcext:value-type="string">
            <text:p>crittercism.android.cl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basti12354.minutesworkout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bikiniabs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net.wifi.WifiInfo: java.lang.String getMacAddress()&gt;</text:p>
          </table:table-cell>
          <table:table-cell table:style-name="ce1" office:value-type="string" calcext:value-type="string">
            <text:p>java.lang.String getMacAddress()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getMACAddress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telephony.TelephonyManager: java.lang.String getDeviceId()&gt;</text:p>
          </table:table-cell>
          <table:table-cell table:style-name="ce1" office:value-type="string" calcext:value-type="string">
            <text:p>java.lang.String getDeviceId()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getIMEI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2" office:value-type="string" calcext:value-type="string">
            <text:p>&lt;java.util.Locale: java.lang.String getCountry()&gt;</text:p>
          </table:table-cell>
          <table:table-cell table:style-name="ce2" office:value-type="string" calcext:value-type="string">
            <text:p>java.lang.String getCountry(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va.util.Map a(java.util.Locale)</text:p>
          </table:table-cell>
          <table:table-cell table:style-name="ce2" office:value-type="string" calcext:value-type="string">
            <text:p>com.google.android.youtube.player.internal.x</text:p>
          </table:table-cell>
          <table:table-cell table:style-name="ce2" office:value-type="string" calcext:value-type="string">
            <text:p>&lt;android.util.Log: int d(java.lang.String,java.lang.String)&gt;</text:p>
          </table:table-cell>
          <table:table-cell table:style-name="ce2" office:value-type="string" calcext:value-type="string">
            <text:p>int d(java.lang.String,java.lang.String)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oid onInitializationFailure(com.google.android.youtube.player.YouTubePlayer$Provider,com.google.android.youtube.player.YouTubeInitializationResult)</text:p>
          </table:table-cell>
          <table:table-cell table:style-name="ce2" office:value-type="string" calcext:value-type="string">
            <text:p>com.bikiniabs.YoutubeActivity</text:p>
          </table:table-cell>
          <table:table-cell table:style-name="ce2" table:number-columns-repeated="1006"/>
          <table:table-cell table:number-columns-repeated="4"/>
        </table:table-row>
        <table:table-row table:style-name="ro1">
          <table:table-cell table:style-name="ce2" office:value-type="string" calcext:value-type="string">
            <text:p>&lt;java.util.Locale: java.lang.String getCountry()&gt;</text:p>
          </table:table-cell>
          <table:table-cell table:style-name="ce2" office:value-type="string" calcext:value-type="string">
            <text:p>java.lang.String getCountry(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va.util.Map a(java.util.Locale)</text:p>
          </table:table-cell>
          <table:table-cell table:style-name="ce2" office:value-type="string" calcext:value-type="string">
            <text:p>com.google.android.youtube.player.internal.x</text:p>
          </table:table-cell>
          <table:table-cell table:style-name="ce2" office:value-type="string" calcext:value-type="string">
            <text:p>&lt;android.util.Log: int e(java.lang.String,java.lang.String,java.lang.Throwable)&gt;</text:p>
          </table:table-cell>
          <table:table-cell table:style-name="ce2" office:value-type="string" calcext:value-type="string">
            <text:p>int e(java.lang.String,java.lang.String,java.lang.Throwable)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 a(java.lang.String,java.lang.Throwable)</text:p>
          </table:table-cell>
          <table:table-cell table:style-name="ce2" office:value-type="string" calcext:value-type="string">
            <text:p>com.google.android.youtube.player.internal.y</text:p>
          </table:table-cell>
          <table:table-cell table:style-name="ce2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davor.thirtydayfit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despdev.weight_loss_calculator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fddb</text:p>
          </table:table-cell>
          <table:table-cell table:style-name="ce8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freshware.bloodpressure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setAction(java.lang.String)&gt;</text:p>
          </table:table-cell>
          <table:table-cell table:style-name="ce1" office:value-type="string" calcext:value-type="string">
            <text:p>android.content.Intent setAction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jsdev.pfei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MayersDev.TestedeDiabete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mysugr.android.companion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saveConfirmedStackTraces(java.lang.ref.WeakReference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northpark.drinkwater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m.northpark.drinkwater.e.c a(android.content.Context,java.lang.String)</text:p>
          </table:table-cell>
          <table:table-cell table:style-name="ce1" office:value-type="string" calcext:value-type="string">
            <text:p>com.northpark.drinkwater.c.c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j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k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c(double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m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n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oid onStart(android.content.Intent,int)</text:p>
          </table:table-cell>
          <table:table-cell table:style-name="ce1" office:value-type="string" calcext:value-type="string">
            <text:p>com.northpark.drinkwater.service.UpdateAppWidgetService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723" calcext:value-type="float">
            <text:p>17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o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android.util.Log: int e(java.lang.String,java.lang.String)&gt;</text:p>
          </table:table-cell>
          <table:table-cell table:style-name="ce1" office:value-type="string" calcext:value-type="string">
            <text:p>int e(java.lang.String,java.lang.String)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OnVation.FitnessRecipeOfTheDay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popularapp.abdominalexercise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popularapp.sevenmins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&lt;java.util.Locale: java.lang.String getCountry()&gt;</text:p>
          </table:table-cell>
          <table:table-cell table:style-name="ce5" office:value-type="string" calcext:value-type="string">
            <text:p>java.lang.String getCountry()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void a(android.content.Context)</text:p>
          </table:table-cell>
          <table:table-cell table:style-name="ce5" office:value-type="string" calcext:value-type="string">
            <text:p>com.popularapp.sevenmins.utils.j</text:p>
          </table:table-cell>
          <table:table-cell table:style-name="ce5" office:value-type="string" calcext:value-type="string">
            <text:p>&lt;java.net.URL: void &lt;init&gt;(java.lang.String)&gt;</text:p>
          </table:table-cell>
          <table:table-cell table:style-name="ce5" office:value-type="string" calcext:value-type="string">
            <text:p>void &lt;init&gt;(java.lang.String)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ava.lang.String a(java.lang.String,java.io.File)</text:p>
          </table:table-cell>
          <table:table-cell table:style-name="ce5" office:value-type="string" calcext:value-type="string">
            <text:p>com.popularapp.sevenmins.service.AutoCheckUpdateConfigService</text:p>
          </table:table-cell>
          <table:table-cell table:style-name="ce5" office:value-type="string" calcext:value-type="string">
            <text:p>There seems to be no connection</text:p>
          </table:table-cell>
          <table:table-cell table:style-name="ce5" table:number-columns-repeated="1005"/>
          <table:table-cell table:number-columns-repeated="4"/>
        </table:table-row>
        <table:table-row table:style-name="ro1">
          <table:table-cell table:style-name="ce5" office:value-type="string" calcext:value-type="string">
            <text:p>&lt;java.util.Locale: java.lang.String getCountry()&gt;</text:p>
          </table:table-cell>
          <table:table-cell table:style-name="ce5" office:value-type="string" calcext:value-type="string">
            <text:p>java.lang.String getCountry()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void a(android.content.Context)</text:p>
          </table:table-cell>
          <table:table-cell table:style-name="ce5" office:value-type="string" calcext:value-type="string">
            <text:p>com.popularapp.sevenmins.utils.j</text:p>
          </table:table-cell>
          <table:table-cell table:style-name="ce5" office:value-type="string" calcext:value-type="string">
            <text:p>&lt;java.io.FileOutputStream: void write(byte[],int,int)&gt;</text:p>
          </table:table-cell>
          <table:table-cell table:style-name="ce5" office:value-type="string" calcext:value-type="string">
            <text:p>void write(byte[],int,int)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java.lang.String a(java.lang.String,java.io.File)</text:p>
          </table:table-cell>
          <table:table-cell table:style-name="ce5" office:value-type="string" calcext:value-type="string">
            <text:p>com.popularapp.sevenmins.service.AutoCheckUpdateConfigService</text:p>
          </table:table-cell>
          <table:table-cell table:style-name="ce5" office:value-type="string" calcext:value-type="string">
            <text:p>There seems to be no connection</text:p>
          </table:table-cell>
          <table:table-cell table:style-name="ce5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&lt;java.util.Locale: java.lang.String getCountry()&gt;</text:p>
          </table:table-cell>
          <table:table-cell table:style-name="ce3" office:value-type="string" calcext:value-type="string">
            <text:p>java.lang.String getCountry()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va.lang.String a(int,java.lang.String,int)</text:p>
          </table:table-cell>
          <table:table-cell table:style-name="ce3" office:value-type="string" calcext:value-type="string">
            <text:p>com.popularapp.sevenmins.utils.f</text:p>
          </table:table-cell>
          <table:table-cell table:style-name="ce3" office:value-type="string" calcext:value-type="string">
            <text:p>&lt;java.io.OutputStream: void write(byte[])&gt;</text:p>
          </table:table-cell>
          <table:table-cell table:style-name="ce3" office:value-type="string" calcext:value-type="string">
            <text:p>void write(byte[])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java.lang.String a()</text:p>
          </table:table-cell>
          <table:table-cell table:style-name="ce3" office:value-type="string" calcext:value-type="string">
            <text:p>com.popularapp.sevenmins.utils.f</text:p>
          </table:table-cell>
          <table:table-cell table:style-name="ce3" office:value-type="string" calcext:value-type="string">
            <text:p>countrycode is put in jsonobject, put in stringbuilder, returned by function and then fed into the sink</text:p>
          </table:table-cell>
          <table:table-cell table:style-name="ce3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sillens.shapeupclub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teerstudios.abschallenge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digifit.virtuagym.foodtracker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opunktschmidt.fastcaloriecounter</text:p>
          </table:table-cell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.00.0000</text:date>, <text:time style:data-style-name="N2" text:time-value="17:01:37.85655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1:25:29.684957000</dc:date>
    <meta:editing-duration>P3DT3H16M25S</meta:editing-duration>
    <meta:editing-cycles>10</meta:editing-cycles>
    <meta:generator>LibreOffice/5.4.1.2$MacOSX_X86_64 LibreOffice_project/ea7cb86e6eeb2bf3a5af73a8f7777ac570321527</meta:generator>
    <meta:document-statistic meta:table-count="1" meta:cell-count="755" meta:object-count="0"/>
  </office:meta>
</office:document-meta>
</file>